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Heading_20_1">
      <style:text-properties fo:font-variant="normal" fo:text-transform="none" fo:color="#495057" loext:opacity="100%" style:font-name="Lato" fo:letter-spacing="normal" fo:font-style="normal" fo:font-weight="normal" officeooo:rsid="0009dedd" officeooo:paragraph-rsid="0009dedd"/>
    </style:style>
    <style:style style:name="P2" style:family="paragraph" style:parent-style-name="Standard">
      <style:text-properties officeooo:rsid="0009dedd" officeooo:paragraph-rsid="0009dedd"/>
    </style:style>
    <style:style style:name="P3" style:family="paragraph" style:parent-style-name="Standard">
      <style:text-properties officeooo:paragraph-rsid="0009dedd"/>
    </style:style>
    <style:style style:name="T1" style:family="text">
      <style:text-properties officeooo:rsid="0009dedd"/>
    </style:style>
    <style:style style:name="T2" style:family="text">
      <style:text-properties fo:font-variant="normal" fo:text-transform="none" fo:color="#0d0d0d" loext:opacity="100%" style:font-name="ui-sans-serif" fo:font-size="12pt" fo:letter-spacing="normal" fo:font-style="normal" fo:font-weight="normal"/>
    </style:style>
    <style:style style:name="T3" style:family="text">
      <style:text-properties fo:font-variant="normal" fo:text-transform="none" fo:color="#373a3c" loext:opacity="100%" style:font-name="Lato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yber crime</text:h>
      <text:p text:style-name="P2"/>
      <text:p text:style-name="P2">Wuke Zhang</text:p>
      <text:p text:style-name="P2"/>
      <text:p text:style-name="P2">1-ASIR</text:p>
      <text:p text:style-name="P2"/>
      <text:p text:style-name="P2">1. Warm up</text:p>
      <text:p text:style-name="P2"/>
      <text:p text:style-name="P2"/>
      <text:p text:style-name="P2">1. The video, created as a TV ad for a top UK bank, warns about scams targeting personal information and banking details.</text:p>
      <text:p text:style-name="P2">2. Avoid sharing such information with callers, as their identity might be deceptive.</text:p>
      <text:p text:style-name="P2">3. Likely targets include older individuals, youth, or those with limited technical knowledge.</text:p>
      <text:p text:style-name="P2"/>
      <text:p text:style-name="P2"/>
      <text:p text:style-name="P2">2-. Reading 2</text:p>
      <text:p text:style-name="P2"/>
      <text:p text:style-name="P2"><text:span text:style-name="T2">Text A: 1. credit rating 2. unsolicited 3. abuse </text:span></text:p>
      <text:p text:style-name="P2"><text:span text:style-name="T2">Text B: 1. encrypt 2. ransom 3. extort Text</text:span></text:p>
      <text:p text:style-name="P2"><text:span text:style-name="T2"><text:s/>C: 1. wrongdoing 2. fraudulent 3. costly</text:span> </text:p>
      <text:p text:style-name="P2"/>
      <text:p text:style-name="P2"/>
      <text:p text:style-name="P3"><text:span text:style-name="T1">6-. <text:s/></text:span>Talking point </text:p>
      <text:p text:style-name="P3"/>
      <text:p text:style-name="P3">1. A</text:p>
      <text:p text:style-name="P3">2. C</text:p>
      <text:p text:style-name="P3">3. C</text:p>
      <text:p text:style-name="P3">4. A</text:p>
      <text:p text:style-name="P3">5. B</text:p>
      <text:p text:style-name="P3">6. B</text:p>
      <text:p text:style-name="P3">7. A</text:p>
      <text:p text:style-name="P3">8. B</text:p>
      <text:p text:style-name="P3">9. C</text:p>
      <text:p text:style-name="P3"/>
      <text:p text:style-name="P3"><text:span text:style-name="T3">2.The parts that say speaking do it in a written way. </text:span></text:p>
      <text:p text:style-name="P3"><text:span text:style-name="T3"/></text:p>
      <text:p text:style-name="P2"><text:span text:style-name="T3">I didnt seen anything that say speaking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10:00:17.639000000</meta:creation-date>
    <dc:date>2024-05-29T10:15:00.378000000</dc:date>
    <meta:editing-duration>PT45S</meta:editing-duration>
    <meta:editing-cycles>1</meta:editing-cycles>
    <meta:document-statistic meta:table-count="0" meta:image-count="0" meta:object-count="0" meta:page-count="1" meta:paragraph-count="23" meta:word-count="123" meta:character-count="633" meta:non-whitespace-character-count="527"/>
    <meta:generator>LibreOffice/7.5.0.3$Windows_X86_64 LibreOffice_project/c21113d003cd3efa8c53188764377a8272d9d6de</meta:generator>
  </office:meta>
</office:document-meta>
</file>